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9f35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9f35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9f35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9f35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9f35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9f35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9f35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9f35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9f35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9f35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9f35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9f35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9f35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9f35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9f35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9f35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9f35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arón Alfredo  Meneses Burgos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9/9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6723556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lfredo José  Meneses Fuentes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651664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1:02.33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9" meta:character-count="1173" meta:non-whitespace-character-count="1001"/>
    <meta:template xlink:type="simple" xlink:actuate="onRequest" xlink:title="Normal" xlink:href=""/>
  </office:meta>
</office:document-meta>
</file>